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007in" fo:margin-top="0.0986in" fo:margin-bottom="0.0986in" table:align="center"/>
    </style:style>
    <style:style style:name="Table1.A" style:family="table-column">
      <style:table-column-properties style:column-width="3.7007in"/>
    </style:style>
    <style:style style:name="Table1.A1" style:family="table-cell">
      <style:table-cell-properties fo:background-color="transparent" fo:padding="0.0785in" fo:border="none">
        <style:background-image/>
      </style:table-cell-properties>
    </style:style>
    <style:style style:name="Table2" style:family="table">
      <style:table-properties style:width="3.7007in" fo:margin-top="0.0986in" fo:margin-bottom="0.0986in" table:align="center"/>
    </style:style>
    <style:style style:name="Table2.A" style:family="table-column">
      <style:table-column-properties style:column-width="3.7007in"/>
    </style:style>
    <style:style style:name="Table2.A1" style:family="table-cell">
      <style:table-cell-properties fo:background-color="transparent" fo:padding="0.0785in" fo:border="none">
        <style:background-image/>
      </style:table-cell-properties>
    </style:style>
    <style:style style:name="Table3" style:family="table">
      <style:table-properties style:width="3.7007in" fo:margin-top="0.0986in" fo:margin-bottom="0.0986in" table:align="center"/>
    </style:style>
    <style:style style:name="Table3.A" style:family="table-column">
      <style:table-column-properties style:column-width="3.7007in"/>
    </style:style>
    <style:style style:name="Table3.A1" style:family="table-cell">
      <style:table-cell-properties fo:background-color="transparent" fo:padding="0.0785in" fo:border="none">
        <style:background-image/>
      </style:table-cell-properties>
    </style:style>
    <style:style style:name="Table4" style:family="table">
      <style:table-properties style:width="3.7007in" fo:margin-top="0.0986in" fo:margin-bottom="0.0986in" table:align="center"/>
    </style:style>
    <style:style style:name="Table4.A" style:family="table-column">
      <style:table-column-properties style:column-width="3.7007in"/>
    </style:style>
    <style:style style:name="Table4.A1" style:family="table-cell">
      <style:table-cell-properties fo:background-color="transparent" fo:padding="0.0785in" fo:border="none">
        <style:background-image/>
      </style:table-cell-properties>
    </style:style>
    <style:style style:name="Table5" style:family="table">
      <style:table-properties style:width="3.7007in" fo:margin-top="0.0986in" fo:margin-bottom="0.0986in" table:align="center"/>
    </style:style>
    <style:style style:name="Table5.A" style:family="table-column">
      <style:table-column-properties style:column-width="3.7007in"/>
    </style:style>
    <style:style style:name="Table5.A1" style:family="table-cell">
      <style:table-cell-properties fo:background-color="transparent" fo:padding="0.0785in" fo:border="none">
        <style:background-image/>
      </style:table-cell-properties>
    </style:style>
    <style:style style:name="Table6" style:family="table">
      <style:table-properties style:width="3.7007in" fo:margin-top="0.0986in" fo:margin-bottom="0.0986in" table:align="center"/>
    </style:style>
    <style:style style:name="Table6.A" style:family="table-column">
      <style:table-column-properties style:column-width="3.7007in"/>
    </style:style>
    <style:style style:name="Table6.A1" style:family="table-cell">
      <style:table-cell-properties fo:background-color="transparent" fo:padding="0.0785in" fo:border="none">
        <style:background-image/>
      </style:table-cell-properties>
    </style:style>
    <style:style style:name="Table7" style:family="table">
      <style:table-properties style:width="3.7007in" fo:margin-top="0.0986in" fo:margin-bottom="0.0986in" table:align="center"/>
    </style:style>
    <style:style style:name="Table7.A" style:family="table-column">
      <style:table-column-properties style:column-width="3.7007in"/>
    </style:style>
    <style:style style:name="Table7.A1" style:family="table-cell">
      <style:table-cell-properties fo:background-color="transparent" fo:padding="0.0785in" fo:border="none">
        <style:background-image/>
      </style:table-cell-properties>
    </style:style>
    <style:style style:name="Table8" style:family="table">
      <style:table-properties style:width="3.7007in" fo:margin-top="0.0986in" fo:margin-bottom="0.0986in" table:align="center"/>
    </style:style>
    <style:style style:name="Table8.A" style:family="table-column">
      <style:table-column-properties style:column-width="3.7007in"/>
    </style:style>
    <style:style style:name="Table8.A1" style:family="table-cell">
      <style:table-cell-properties fo:background-color="transparent" fo:padding="0.0785in" fo:border="none">
        <style:background-image/>
      </style:table-cell-properties>
    </style:style>
    <style:style style:name="P1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 style:list-style-name="L1">
      <style:text-properties style:font-name="Arial" fo:font-size="9pt" style:text-underline-style="none" style:font-size-asian="9pt" style:font-size-complex="9pt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9366in" svg:height="2.6772in" draw:z-index="0"><draw:text-box><table:table table:name="Table1" table:style-name="Table1"><table:table-column table:style-name="Table1.A"/><table:table-row><table:table-cell table:style-name="Table1.A1" office:value-type="string"><text:p text:style-name="P3">ARPIE Case </text:p><text:list xml:id="list8828312508988766105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2" text:anchor-type="as-char" svg:width="3.9366in" svg:height="2.6772in" draw:z-index="1"><draw:text-box><table:table table:name="Table2" table:style-name="Table2"><table:table-column table:style-name="Table2.A"/><table:table-row><table:table-cell table:style-name="Table2.A1" office:value-type="string"><text:p text:style-name="P3">ARPIE Case </text:p><text:list xml:id="list42207944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  <text:p text:style-name="Standard"><draw:frame draw:style-name="fr1" draw:name="Frame3" text:anchor-type="as-char" svg:width="3.9366in" svg:height="2.6772in" draw:z-index="2"><draw:text-box><table:table table:name="Table3" table:style-name="Table3"><table:table-column table:style-name="Table3.A"/><table:table-row><table:table-cell table:style-name="Table3.A1" office:value-type="string"><text:p text:style-name="P3">ARPIE Case </text:p><text:list xml:id="list42196711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4" text:anchor-type="as-char" svg:width="3.9366in" svg:height="2.6772in" draw:z-index="3"><draw:text-box><table:table table:name="Table4" table:style-name="Table4"><table:table-column table:style-name="Table4.A"/><table:table-row><table:table-cell table:style-name="Table4.A1" office:value-type="string"><text:p text:style-name="P3">ARPIE Case </text:p><text:list xml:id="list42203760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  <text:p text:style-name="Standard"><draw:frame draw:style-name="fr1" draw:name="Frame5" text:anchor-type="as-char" svg:width="3.9366in" svg:height="2.6772in" draw:z-index="4"><draw:text-box><table:table table:name="Table5" table:style-name="Table5"><table:table-column table:style-name="Table5.A"/><table:table-row><table:table-cell table:style-name="Table5.A1" office:value-type="string"><text:p text:style-name="P3">ARPIE Case </text:p><text:list xml:id="list42209823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6" text:anchor-type="as-char" svg:width="3.9366in" svg:height="2.6772in" draw:z-index="5"><draw:text-box><table:table table:name="Table6" table:style-name="Table6"><table:table-column table:style-name="Table6.A"/><table:table-row><table:table-cell table:style-name="Table6.A1" office:value-type="string"><text:p text:style-name="P3">ARPIE Case </text:p><text:list xml:id="list42219125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  <text:p text:style-name="Standard"><draw:frame draw:style-name="fr1" draw:name="Frame7" text:anchor-type="as-char" svg:width="3.9366in" svg:height="2.6772in" draw:z-index="6"><draw:text-box><table:table table:name="Table7" table:style-name="Table7"><table:table-column table:style-name="Table7.A"/><table:table-row><table:table-cell table:style-name="Table7.A1" office:value-type="string"><text:p text:style-name="P3">ARPIE Case </text:p><text:list xml:id="list42223809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draw:frame draw:style-name="fr1" draw:name="Frame8" text:anchor-type="as-char" svg:width="3.9366in" svg:height="2.6772in" draw:z-index="7"><draw:text-box><table:table table:name="Table8" table:style-name="Table8"><table:table-column table:style-name="Table8.A"/><table:table-row><table:table-cell table:style-name="Table8.A1" office:value-type="string"><text:p text:style-name="P3">ARPIE Case </text:p><text:list xml:id="list42209198" text:continue-numbering="true" text:style-name="L1"><text:list-item><text:p text:style-name="P4">Peel the backing film (if present) from each plastic panel.</text:p></text:list-item><text:list-item><text:p text:style-name="P4">Remove the screws from base of the ARPIE and use the longer (12mm) screws and the 3mm spacers (fitted between plastic panel and PCB) to attach the base plate. </text:p></text:list-item><text:list-item><text:p text:style-name="P4">Remove the screws from the control surface (top) of the ARPIE, Assemble the four sides, selecting the appropriate back plate for your ARPIE revision.</text:p></text:list-item><text:list-item><text:p text:style-name="P4">Put the face plate in place and use the 10mm screws to secure it, making sure it is the right way round. (check the recess around the 20 pin header)</text:p><text:p text:style-name="P4"/></text:list-item></text:list><text:p text:style-name="P1">http://six4pix.com/arpie</text:p><text:p text:style-name="P2">sixtyfourpixels@gmail.com</text:p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abels" style:family="graphic" style:auto-update="true">
      <style:graphic-properties svg:width="3.9366in" svg:height="2.677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" style:print-orientation="portrait" fo:margin-top="0.5516in" fo:margin-bottom="0.0075in" fo:margin-left="0.1965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2-14T21:07:00.62</meta:creation-date>
    <meta:printed-by>Jason Hotchkiss</meta:printed-by>
    <meta:print-date>2013-02-14T21:17:20.56</meta:print-date>
    <dc:date>2015-09-18T22:04:18.42</dc:date>
    <meta:editing-duration>PT2H22M29S</meta:editing-duration>
    <meta:editing-cycles>9</meta:editing-cycles>
    <meta:generator>OpenOffice/4.1.1$Win32 OpenOffice.org_project/411m6$Build-9775</meta:generator>
    <meta:document-statistic meta:table-count="8" meta:image-count="0" meta:object-count="0" meta:page-count="1" meta:paragraph-count="60" meta:word-count="808" meta:character-count="4640"/>
  </office:meta>
</office:document-meta>
</file>